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Well isn’t this troublesome. We’re seeing lots of changes that you’re thinking of making. You want to make this purely functional. And I understand you. Of course I do, but what I mean is, I get the rationale behind your thoughts. Having a purpose sounds like a good thing, it’s like having a solid foundation to base things on. It’s true in general, it might also be true in writing. In which case, there’s lots of changes that would need to be made.</text:p>
      <text:p text:style-name="Normal">If we look at the big picture, even the slightly bigger picture, this becomes complex. It becomes a game of positioning. The results don’t justify all the pages used, but at the same time, given her character, this small push is too small. It’s too small to get anything done. So we need to change things up, to either make this push bigger, or change the flow entirely.</text:p>
      <text:p text:style-name="Normal">You’re telling me that essentially, you don’t think you can make the current flow work.</text:p>
      <text:p text:style-name="Normal">Yup, I guess that’s what I’m saying. I’m currently incapable of squeezing water out of stone.</text:p>
      <text:p text:style-name="Normal">Oh... So this is the writing game... It’s interesting. It’s very interesting. It’s chess, on a different level. On a completely different level. </text:p>
      <text:p text:style-name="Normal">Well, to be fair, many games can be seen as chess but on a different level. But this one in particular, we’re playing a game where we dictate lives, we dictate stories. We want certain things to happen, we want to get somewhere, and it’s up to our skills to do that. I see, I’m starting to see that writing is also a game. It’s the ultimate game of creation, in fact. So that’s what writing is, it’s a game, much like chess. It’s a game, but not only. It’s an art.</text:p>
      <text:p text:style-name="Normal">I see, I see, I finally understand. An art is a game that allows one to express themselves. Art is a game of expressing oneself. Art is a free-form game...? No, I still don’t understand it very well, but I can tell that there’s a deep connection between our definition of game and art. I haven’t found a way to express that connection yet, but it exists.</text:p>
      <text:p text:style-name="Normal"/>
      <text:p text:style-name="Normal">The writing game... There’s probably something special about it. Because words can be put down so easily, there’s probably something very special about it. I do not care to define art in general, I only care about writing in particular. And writing is a game of expressing oneself. There’s something I wanna do, and I can only do it through writing. Writing is a game. We’ve recognized that mere minutes ago. It’s a game much like life. Except, with a lot more freedom. With imagination being the only limit. Writing is a game where we play God. Writing is the game that’s closest to playing God.</text:p>
      <text:p text:style-name="Normal"/>
      <text:p text:style-name="Normal">So that’s why...</text:p>
      <text:p text:style-name="Normal">It would be the answer only if our beliefs are correct. And there’s no proof they are, hence the use of the word ‘beliefs’. </text:p>
      <text:p text:style-name="Normal"/>
      <text:p text:style-name="Normal">Writing is a game where we express ourselves... What is writing? I don’t care about a universal definition, what is writing, to you? Without a definition, without knowing what we want to do, we can’t be the best writer in history. To be the best writer, we must first know what writing is. So, what is writing to you?</text:p>
      <text:p text:style-name="Normal"/>
      <text:p text:style-name="Normal">I want to have fun writing. That’s really all I want from writing. Fun. I just want to have fun writing.</text:p>
      <text:p text:style-name="Normal">I see... So we can’t be a good writer, can we?</text:p>
      <text:p text:style-name="Normal">I don’t know. Should I care? Would writing become more fun if we thought of it like a game where we had to play positionally? Where we have to play the best moves? Where we have to struggle to think of solutions and situations and whatever? Would it become more fun then? Do things get more fun when we get really serious about them? My experience, and what little I’ve seen, they seem to indicate otherwise. The newbies always have so much fun, the professionals all look so serious. Who’s having more fun?</text:p>
      <text:p text:style-name="Normal">I thought that giving something everything you had was your definition of fun?</text:p>
      <text:p text:style-name="Normal">It’s just a saying I throw around, I don’t actually know if it’s really fun, I’ve never tried it.</text:p>
      <text:p text:style-name="Normal">... What if it’s correct? What if your definition of fun is right?</text:p>
      <text:p text:style-name="Normal">We certainly can try. To give writing everything we’ve got, to see if it’s fun to try so hard.</text:p>
      <text:p text:style-name="Normal"/>
      <text:p text:style-name="Normal">I asked GPT, for no reason in particular. We’ll try. We’ve... changed a bit, since we’ve begun this grind. This time around, it feels obvious to me that we can give writing everything we’ve got, to see if it’s fun. You know, just earlier I said that ‘what I’ve seen’ indicates that it would be more fun to be an amateur. But GPT reminded me that there’s lots of cases where the opposite is true. Because, after all, passions exist.</text:p>
      <text:p text:style-name="Normal">Oh... So that’s what it boils down to. I want writing to become my passion, after all.</text:p>
      <text:p text:style-name="Normal">Hah, remember how we’ve tried in the past and it made us hate writing? Of course I do. But I feel I’m a little different now. I feel I’ve grown up since then. I feel I’m mature enough to have a real try at it.</text:p>
      <text:p text:style-name="Normal">So, we’ll see. We’ll see if any connection, any link we have with writing will buckle under the weight of expectations, or if they’ll survive, if they’ll thrive to become something more, something greater. We’ll see if we can make writing into our passion. If anything, I see now, I remember now that it’s one of the three key parts to happiness. The first key is a self that I love. The second key is a deep connection with someone, maybe even more than one person if I’m extra lucky. The third is key is being fulfilled. We’re currently chasing the first key hard. The second key can only be obtained by chance, but of course positioning creates more chances. As for fulfilment, I guess it changes from person to person, but in my case, in this life, I don’t think I’ll be satisfied with anything less than a burning passion for something. Note than in these keys I’ve defined, one can be dirt poor and still be happy. I believe I’ve correctly identified the keys to happiness. Now, getting my hands on them is a different story.</text:p>
      <text:p text:style-name="Normal">Ah, there is one last element to happiness: it’s realizing that we’re happy. That’s not obvious at all, you know?</text:p>
      <text:p text:style-name="Normal"/>
      <text:p text:style-name="Normal">So, we challenge writing once more. Once again. I’m confident I’ll be successful, but the path ahead is sure to be hard.</text:p>
      <text:p text:style-name="Normal">There it is, that mysterious confidence again. Whatever, it’s probably a good thing.</text:p>
      <text:p text:style-name="Normal">We challenge writing once again, and our objective is to make it into a passion, or lose our happiness trying.</text:p>
      <text:p text:style-name="Normal">Let’s remember that.</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